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ab8" officeooo:paragraph-rsid="001c4ab8"/>
    </style:style>
    <style:style style:name="P2" style:family="paragraph" style:parent-style-name="Standard">
      <style:text-properties fo:font-size="16pt" officeooo:rsid="001c4ab8" officeooo:paragraph-rsid="001c4ab8" style:font-size-asian="14pt" style:font-size-complex="16pt"/>
    </style:style>
    <style:style style:name="P3" style:family="paragraph" style:parent-style-name="Standard">
      <style:text-properties officeooo:paragraph-rsid="001c4ab8"/>
    </style:style>
    <style:style style:name="T1" style:family="text">
      <style:text-properties fo:font-size="16pt" officeooo:rsid="001c4ab8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/>
      <text:p text:style-name="P1">Chapter 7 : The Elevations</text:p>
      <text:p text:style-name="P1"/>
      <text:p text:style-name="P1">Sign 153</text:p>
      <text:p text:style-name="P1"/>
      <text:p text:style-name="P2">And as for those who did work it, </text:p>
      <text:p text:style-name="P2">the misdeeds, </text:p>
      <text:p text:style-name="P3"><text:span text:style-name="T1">and then they had Penitence, after that,</text:span></text:p>
      <text:p text:style-name="P2">and they Believed,</text:p>
      <text:p text:style-name="P2"/>
      <text:p text:style-name="P2">Indeed, your Lord,</text:p>
      <text:p text:style-name="P2">for you, after that,</text:p>
      <text:p text:style-name="P2">is The Forgiving,</text:p>
      <text:p text:style-name="P2">Most Merciful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8:21:38.811000000</meta:creation-date>
    <dc:date>2025-04-23T00:12:58.255000000</dc:date>
    <meta:editing-duration>PT5H51M19S</meta:editing-duration>
    <meta:editing-cycles>1</meta:editing-cycles>
    <meta:document-statistic meta:table-count="0" meta:image-count="0" meta:object-count="0" meta:page-count="1" meta:paragraph-count="11" meta:word-count="46" meta:character-count="255" meta:non-whitespace-character-count="218"/>
    <meta:generator>LibreOffice/7.6.4.1$Windows_X86_64 LibreOffice_project/e19e193f88cd6c0525a17fb7a176ed8e6a3e2aa1</meta:generator>
  </office:meta>
</office:document-meta>
</file>